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6.61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ff"/>
      <style:text-properties style:use-window-font-color="true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#ccccff"/>
    </style:style>
    <style:style style:name="ce12" style:family="table-cell" style:parent-style-name="Default">
      <style:table-cell-properties fo:background-color="#000000"/>
      <style:text-properties fo:color="#ffffff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skateboard&quot;;&quot;bicycle&quot;;&quot;motorcycle&quot;;&quot;car&quot;;&quot;&quot;)" table:allow-empty-cell="true" table:display-list="unsorted" table:base-cell-address="Sheet1.C20"/>
        <table:content-validation table:name="val2" table:condition="of:cell-content-is-in-list(&quot;km&quot;;&quot;miles&quot;)" table:allow-empty-cell="true" table:display-list="unsorted" table:base-cell-address="Sheet1.C38"/>
        <table:content-validation table:name="val3" table:condition="of:cell-content-is-in-list(&quot;l&quot;;&quot;gal&quot;)" table:allow-empty-cell="true" table:display-list="unsorted" table:base-cell-address="Sheet1.C39"/>
        <table:content-validation table:name="val4" table:condition="of:cell-content-is-in-list(&quot;EUR&quot;;&quot;USD&quot;;&quot;GBP&quot;)" table:allow-empty-cell="true" table:display-list="unsorted" table:base-cell-address="Sheet1.C40"/>
        <table:content-validation table:name="val5" table:condition="of:cell-content-is-in-list(&quot;year&quot;;&quot;month&quot;;&quot;&quot;)" table:allow-empty-cell="true" table:display-list="unsorted" table:base-cell-address="Sheet1.C4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5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 office:value-type="string">
            <text:p>My proposals for names</text:p>
          </table:table-cell>
          <table:table-cell office:value-type="string">
            <text:p>Fields in the various views / cards</text:p>
          </table:table-cell>
          <table:table-cell table:style-name="Default" office:value-type="string">
            <text:p>values</text:p>
          </table:table-cell>
          <table:table-cell table:style-name="ce8" office:value-type="string" table:number-columns-spanned="3" table:number-rows-spanned="1">
            <text:p>measurement units</text:p>
          </table:table-cell>
          <table:covered-table-cell table:number-columns-repeated="2"/>
          <table:table-cell/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>
            <text:p>START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details.speed</text:p>
          </table:table-cell>
          <table:table-cell office:value-type="string">
            <text:p>details.total.speed</text:p>
          </table:table-cell>
          <table:table-cell table:style-name="ce3" table:formula="of:=ROUND([.D6]/[.D14])" office:value-type="float" office:value="8">
            <text:p>8</text:p>
          </table:table-cell>
          <table:table-cell table:style-name="ce9" table:formula="of:=[.$D$40]" office:value-type="string" office:string-value="km">
            <text:p>km</text:p>
          </table:table-cell>
          <table:table-cell office:value-type="string">
            <text:p>/</text:p>
          </table:table-cell>
          <table:table-cell office:value-type="string">
            <text:p>h</text:p>
          </table:table-cell>
          <table:table-cell table:number-columns-repeated="4"/>
          <table:table-cell office:value-type="string">
            <text:p>Colors map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7"/>
          <table:table-cell office:value-type="string">
            <text:p>settings</text:p>
          </table:table-cell>
        </table:table-row>
        <table:table-row table:style-name="ro1">
          <table:table-cell table:number-columns-repeated="2"/>
          <table:table-cell office:value-type="string">
            <text:p>DETAILS</text:p>
          </table:table-cell>
          <table:table-cell table:style-name="Default"/>
          <table:table-cell table:number-columns-repeated="7"/>
          <table:table-cell table:style-name="ce5"/>
          <table:table-cell office:value-type="string">
            <text:p>input of the user</text:p>
          </table:table-cell>
        </table:table-row>
        <table:table-row table:style-name="ro1">
          <table:table-cell/>
          <table:table-cell office:value-type="string">
            <text:p>details.way.total</text:p>
          </table:table-cell>
          <table:table-cell office:value-type="string">
            <text:p>details.total.way</text:p>
          </table:table-cell>
          <table:table-cell table:style-name="ce4" table:formula="of:=[.D19]*[.D20]*[.D33]" office:value-type="float" office:value="5520">
            <text:p>5520</text:p>
          </table:table-cell>
          <table:table-cell table:style-name="ce9" table:formula="of:=[.$D$40]" office:value-type="string" office:string-value="km">
            <text:p>km</text:p>
          </table:table-cell>
          <table:table-cell office:value-type="string">
            <text:p>/</text:p>
          </table:table-cell>
          <table:table-cell table:style-name="ce11" table:formula="of:=[.D43]" office:value-type="string" office:string-value="year">
            <text:p>year</text:p>
          </table:table-cell>
          <table:table-cell table:number-columns-repeated="4"/>
          <table:table-cell table:style-name="ce9"/>
          <table:table-cell office:value-type="string">
            <text:p>measurement units (reported for user input and output)</text:p>
          </table:table-cell>
        </table:table-row>
        <table:table-row table:style-name="ro1">
          <table:table-cell table:number-columns-repeated="2"/>
          <table:table-cell office:value-type="string">
            <text:p>details.expenses.upkeeping</text:p>
          </table:table-cell>
          <table:table-cell table:style-name="ce4" table:formula="of:=[.D28]+[.D29]+[.D30]+[.D31]" office:value-type="float" office:value="1850">
            <text:p>1850</text:p>
          </table:table-cell>
          <table:table-cell table:style-name="ce9" table:formula="of:=[.$D$42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 table:number-columns-repeated="4"/>
          <table:table-cell table:style-name="ce4"/>
          <table:table-cell office:value-type="string">
            <text:p>details computed and shown for the “short version” story</text:p>
          </table:table-cell>
        </table:table-row>
        <table:table-row table:style-name="ro1">
          <table:table-cell/>
          <table:table-cell office:value-type="string">
            <text:p>details.vehicle.type</text:p>
          </table:table-cell>
          <table:table-cell office:value-type="string">
            <text:p>details.transport.vehicle</text:p>
          </table:table-cell>
          <table:table-cell table:style-name="ce4" table:formula="of:=[.D22]" office:value-type="string" office:string-value="car">
            <text:p>car</text:p>
          </table:table-cell>
          <table:table-cell table:number-columns-repeated="7"/>
          <table:table-cell table:style-name="ce12"/>
          <table:table-cell office:value-type="string">
            <text:p>final result</text:p>
          </table:table-cell>
        </table:table-row>
        <table:table-row table:style-name="ro1">
          <table:table-cell table:number-columns-repeated="2"/>
          <table:table-cell office:value-type="string">
            <text:p>details.expenses.fuel</text:p>
          </table:table-cell>
          <table:table-cell table:style-name="ce4" table:formula="of:=[.D19]*[.D20]*[.D33]*[.D27]/100*[.D26]" office:value-type="float" office:value="656.88">
            <text:p>656,88</text:p>
          </table:table-cell>
          <table:table-cell table:style-name="ce9" table:formula="of:=[.$D$42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/>
          <table:table-cell office:value-type="string">
            <text:p>(daily travel related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tails.expenses.vehicle</text:p>
          </table:table-cell>
          <table:table-cell table:style-name="ce4" table:formula="of:=[.D23]/[.D24]" office:value-type="float" office:value="1500">
            <text:p>1500</text:p>
          </table:table-cell>
          <table:table-cell table:style-name="ce9" table:formula="of:=[.$D$42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/>
          <table:table-cell office:value-type="string">
            <text:p>vehicle depreci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tails.expenses.total</text:p>
          </table:table-cell>
          <table:table-cell office:value-type="string">
            <text:p>details.total.expenses</text:p>
          </table:table-cell>
          <table:table-cell table:style-name="ce4" table:formula="of:=([.D7]+[.D10])*(1-[.D25]/100)+[.D9]" office:value-type="float" office:value="3336.88">
            <text:p>3336,88</text:p>
          </table:table-cell>
          <table:table-cell table:number-columns-repeated="4"/>
          <table:table-cell office:value-type="string">
            <text:p>the fuel is considered totally, but the other expenses only for the percentage “not private use”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tails.time.way</text:p>
          </table:table-cell>
          <table:table-cell table:style-name="ce4" table:formula="of:=ROUND([.D18]/60*[.D20]*[.D33])" office:value-type="float" office:value="460">
            <text:p>460</text:p>
          </table:table-cell>
          <table:table-cell office:value-type="string">
            <text:p>hrs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/>
          <table:table-cell office:value-type="string">
            <text:p>hours of driv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tails.time.work</text:p>
          </table:table-cell>
          <table:table-cell table:style-name="ce4" table:formula="of:=ROUND([.D11]/([.D35]/([.D32]*[.D33])))" office:value-type="float" office:value="246">
            <text:p>246</text:p>
          </table:table-cell>
          <table:table-cell office:value-type="string">
            <text:p>hrs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tails.time.total</text:p>
          </table:table-cell>
          <table:table-cell office:value-type="string">
            <text:p>details.total.time</text:p>
          </table:table-cell>
          <table:table-cell table:style-name="ce4" table:formula="of:=[.D12]+[.D13]" office:value-type="float" office:value="706">
            <text:p>706</text:p>
          </table:table-cell>
          <table:table-cell office:value-type="string">
            <text:p>hrs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nput.way.duration</text:p>
          </table:table-cell>
          <table:table-cell office:value-type="float" office:value="30">
            <text:p>30</text:p>
          </table:table-cell>
          <table:table-cell office:value-type="string">
            <text:p>minut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input.way.distance</text:p>
          </table:table-cell>
          <table:table-cell office:value-type="float" office:value="6">
            <text:p>6</text:p>
          </table:table-cell>
          <table:table-cell table:style-name="ce9" table:formula="of:=[.$D$40]" office:value-type="string" office:string-value="km">
            <text:p>k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input.way.times</text:p>
          </table:table-cell>
          <table:table-cell office:value-type="float" office:value="4">
            <text:p>4</text:p>
          </table:table-cell>
          <table:table-cell office:value-type="string">
            <text:p>times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input.vehicle.type</text:p>
          </table:table-cell>
          <table:table-cell office:value-type="string">
            <text:p>select.transport.vehicle</text:p>
          </table:table-cell>
          <table:table-cell table:content-validation-name="val1" office:value-type="string">
            <text:p>ca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input.vehicle.cost</text:p>
          </table:table-cell>
          <table:table-cell office:value-type="string">
            <text:p>input.transport.price</text:p>
          </table:table-cell>
          <table:table-cell office:value-type="float" office:value="15000">
            <text:p>15000</text:p>
          </table:table-cell>
          <table:table-cell table:style-name="ce9" table:formula="of:=[.$D$42]" office:value-type="string" office:string-value="EUR">
            <text:p>EUR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>
            <text:p>input.vehicle.years</text:p>
          </table:table-cell>
          <table:table-cell office:value-type="string">
            <text:p>input.transport.years</text:p>
          </table:table-cell>
          <table:table-cell office:value-type="float" office:value="10">
            <text:p>10</text:p>
          </table:table-cell>
          <table:table-cell table:style-name="ce10" office:value-type="string">
            <text:p>years</text:p>
          </table:table-cell>
          <table:table-cell table:style-name="ce6"/>
          <table:table-cell table:style-name="ce10"/>
          <table:table-cell table:style-name="ce6"/>
          <table:table-cell table:number-columns-repeated="5"/>
        </table:table-row>
        <table:table-row table:style-name="ro1">
          <table:table-cell/>
          <table:table-cell office:value-type="string">
            <text:p>input.vehicle.alternative_usage_perc</text:p>
          </table:table-cell>
          <table:table-cell office:value-type="string">
            <text:p>input.transport.usage</text:p>
          </table:table-cell>
          <table:table-cell office:value-type="float" office:value="20">
            <text:p>20</text:p>
          </table:table-cell>
          <table:table-cell table:style-name="ce10" office:value-type="string">
            <text:p>%</text:p>
          </table:table-cell>
          <table:table-cell table:style-name="ce6"/>
          <table:table-cell table:style-name="ce10"/>
          <table:table-cell table:style-name="ce6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.expenses.fuel</text:p>
          </table:table-cell>
          <table:table-cell office:value-type="float" office:value="1.7">
            <text:p>1,7</text:p>
          </table:table-cell>
          <table:table-cell table:style-name="ce9" table:formula="of:=[.$D$42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D41]" office:value-type="string" office:string-value="l">
            <text:p>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put.vehicle.consumption</text:p>
          </table:table-cell>
          <table:table-cell office:value-type="string">
            <text:p>input.transport.consumption</text:p>
          </table:table-cell>
          <table:table-cell office:value-type="float" office:value="7">
            <text:p>7</text:p>
          </table:table-cell>
          <table:table-cell table:style-name="ce9" table:formula="of:=[.$D$41]" office:value-type="string" office:string-value="l">
            <text:p>l</text:p>
          </table:table-cell>
          <table:table-cell office:value-type="string">
            <text:p>/</text:p>
          </table:table-cell>
          <table:table-cell table:style-name="ce9" table:formula="of:=&quot;100 &quot;&amp;[.$D$40]" office:value-type="string" office:string-value="100 km">
            <text:p>100 km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expenses.insurance</text:p>
          </table:table-cell>
          <table:table-cell office:value-type="float" office:value="500">
            <text:p>500</text:p>
          </table:table-cell>
          <table:table-cell table:style-name="ce9" table:formula="of:=[.$D$42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expenses.tax</text:p>
          </table:table-cell>
          <table:table-cell office:value-type="float" office:value="200">
            <text:p>200</text:p>
          </table:table-cell>
          <table:table-cell table:style-name="ce9" table:formula="of:=[.$D$42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expenses.maintenance</text:p>
          </table:table-cell>
          <table:table-cell office:value-type="float" office:value="1000">
            <text:p>1000</text:p>
          </table:table-cell>
          <table:table-cell table:style-name="ce9" table:formula="of:=[.$D$42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expenses.other</text:p>
          </table:table-cell>
          <table:table-cell office:value-type="float" office:value="150">
            <text:p>150</text:p>
          </table:table-cell>
          <table:table-cell table:style-name="ce9" table:formula="of:=[.$D$42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time.hours</text:p>
          </table:table-cell>
          <table:table-cell office:value-type="float" office:value="8">
            <text:p>8</text:p>
          </table:table-cell>
          <table:table-cell office:value-type="string">
            <text:p>hrs</text:p>
          </table:table-cell>
          <table:table-cell office:value-type="string">
            <text:p>/</text:p>
          </table:table-cell>
          <table:table-cell office:value-type="string">
            <text:p>day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input.time.days</text:p>
          </table:table-cell>
          <table:table-cell office:value-type="float" office:value="230">
            <text:p>230</text:p>
          </table:table-cell>
          <table:table-cell office:value-type="string">
            <text:p>days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>
            <text:p>removed</text:p>
          </table:table-cell>
          <table:table-cell office:value-type="string">
            <text:p>input.time.weeks</text:p>
          </table:table-cell>
          <table:table-cell table:style-name="ce6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>
            <text:p>input.time.salary</text:p>
          </table:table-cell>
          <table:table-cell office:value-type="float" office:value="25000">
            <text:p>25000</text:p>
          </table:table-cell>
          <table:table-cell table:style-name="ce9" table:formula="of:=[.$D$42]" office:value-type="string" office:string-value="EUR">
            <text:p>EUR</text:p>
          </table:table-cell>
          <table:table-cell office:value-type="string">
            <text:p>/</text:p>
          </table:table-cell>
          <table:table-cell table:style-name="ce9" table:formula="of:=[.$D$43]" office:value-type="string" office:string-value="year">
            <text:p>year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office:value-type="string">
            <text:p>SETTINGS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settings.distance_unit</text:p>
          </table:table-cell>
          <table:table-cell office:value-type="string">
            <text:p>distance_unit (km, miles)</text:p>
          </table:table-cell>
          <table:table-cell table:style-name="ce7" table:content-validation-name="val2" office:value-type="string">
            <text:p>km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ttings.capacity_unit</text:p>
          </table:table-cell>
          <table:table-cell office:value-type="string">
            <text:p>capacity_unit (l, gallons)</text:p>
          </table:table-cell>
          <table:table-cell table:style-name="ce7" table:content-validation-name="val3" office:value-type="string">
            <text:p>l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ttings.currency</text:p>
          </table:table-cell>
          <table:table-cell office:value-type="string">
            <text:p>currency (EUR, USD)</text:p>
          </table:table-cell>
          <table:table-cell table:style-name="ce7" table:content-validation-name="val4" office:value-type="string">
            <text:p>EUR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ettings.period</text:p>
          </table:table-cell>
          <table:table-cell office:value-type="string">
            <text:p>period (month, year)</text:p>
          </table:table-cell>
          <table:table-cell table:style-name="ce7" table:content-validation-name="val5" office:value-type="string">
            <text:p>year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25/03/2014</text:date>, <text:time>21.34.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s </meta:initial-creator>
    <meta:creation-date>2014-03-25T18:41:59</meta:creation-date>
    <meta:generator>OpenOffice.org/3.2$Linux OpenOffice.org_project/320m19$Build-9505</meta:generator>
    <dc:date>2014-03-25T21:34:45</dc:date>
    <dc:creator>Loris </dc:creator>
    <meta:editing-duration>PT02H52M49S</meta:editing-duration>
    <meta:editing-cycles>16</meta:editing-cycles>
    <meta:document-statistic meta:table-count="3" meta:cell-count="152" meta:object-count="0"/>
  </office:meta>
</office:document-meta>
</file>